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91in"/>
    </style:style>
    <style:style style:name="co2" style:family="table-column">
      <style:table-column-properties fo:break-before="auto" style:column-width="3.5819in"/>
    </style:style>
    <style:style style:name="co3" style:family="table-column">
      <style:table-column-properties fo:break-before="auto" style:column-width="4.9327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2.2409in"/>
    </style:style>
    <style:style style:name="co8" style:family="table-column">
      <style:table-column-properties fo:break-before="auto" style:column-width="2.2626in"/>
    </style:style>
    <style:style style:name="co9" style:family="table-column">
      <style:table-column-properties fo:break-before="auto" style:column-width="2.573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ink-break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Exclude from BOM</text:p>
          </table:table-cell>
          <table:table-cell table:style-name="ce1" office:value-type="string" calcext:value-type="string">
            <text:p>Exclude from Board</text:p>
          </table:table-cell>
          <table:table-cell table:style-name="ce1" office:value-type="string" calcext:value-type="string">
            <text:p>Digikey PN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C1,C2,C3,C4,C5,C6,C7,C8,C9,C11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2679-C0603X5R500-105KNP-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10,C12</text:p>
          </table:table-cell>
          <table:table-cell office:value-type="string" calcext:value-type="string">
            <text:p>4.7uF/50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679-AGC1206X7R500-475KXE-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1,D2,D3</text:p>
          </table:table-cell>
          <table:table-cell office:value-type="string" calcext:value-type="string">
            <text:p>DIODE SCHOTTKY 30V 500MA SOD123, MBR053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1655-MBR0530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1,H2,H3,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luded from B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Connector_JST:JST_PH_S8B-PH-SM4-TB_1x08-1MP_P2.00mm_Horizontal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455-B8B-PH-SM4-TB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FSC1515AHER100M01:IND_IFSC_1515AH_VIS-M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541-1406-1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LML0100TRPBF</text:p>
          </table:table-cell>
          <table:table-cell office:value-type="string" calcext:value-type="string">
            <text:p>Package_TO_SOT_SMD:SOT-23-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IRLML0100TRPBF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0.47ohm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P.47AHCT-N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WAVESHARE_4_2_INCH_EINK_DISPLAY</text:p>
          </table:table-cell>
          <table:table-cell office:value-type="string" calcext:value-type="string">
            <text:p>SFV24R_4STBE1HLF:AMPHENOL_SFV24R-4STBE1HL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609-5202-1-ND</text:p>
          </table:table-cell>
          <table:table-cell table:number-columns-repeated="16375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 style:data-style-name="N2" text:time-value="12:16:47.442372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29T12:17:04.354258828</dc:date>
    <meta:editing-duration>P2DT6H26M11S</meta:editing-duration>
    <meta:editing-cycles>16</meta:editing-cycles>
    <meta:generator>LibreOffice/25.2.2.2$Linux_X86_64 LibreOffice_project/7370d4be9e3cf6031a51beef54ff3bda878e3fac</meta:generator>
    <meta:document-statistic meta:table-count="1" meta:cell-count="63" meta:object-count="0"/>
  </office:meta>
</office:document-meta>
</file>